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4e5" draw:textarea-horizontal-align="left" draw:textarea-vertical-align="top" draw:auto-grow-height="false" fo:wrap-option="wrap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wrap-option="wrap"/>
    </style:style>
    <style:style style:name="gr3" style:family="graphic" style:parent-style-name="standard">
      <style:graphic-properties draw:marker-start="Arrow" draw:marker-end="" draw:fill="solid" draw:fill-color="#ccffff" draw:textarea-horizontal-align="left" draw:textarea-vertical-align="top" draw:auto-grow-height="false" fo:min-height="0cm" fo:min-width="0cm" fo:wrap-option="wrap"/>
    </style:style>
    <style:style style:name="P1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b3b3b3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556cm" svg:height="12.264cm" svg:x="1.337cm" svg:y="5.162cm">
            <text:p text:style-name="P1"><text:span text:style-name="T1">default.htm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2.902cm" svg:height="9.277cm" svg:x="1.664cm" svg:y="6.656cm">
            <text:p text:style-name="P2"><text:span text:style-name="T2">welcome.html</text:span></text:p>
            <text:p text:style-name="P2"><text:span text:style-name="T3"/></text:p>
            <text:p text:style-name="P2"><text:span text:style-name="T3">&lt;div class=”lift:surround?with=default;at=content”&gt;</text:span></text:p>
            <text:p text:style-name="P2"><text:span text:style-name="T4"/></text:p>
            <text:p text:style-name="P2"><text:span text:style-name="T3"><text:s text:c="2"/></text:span><text:span text:style-name="T3">&lt;div class=”lift:embed?what=header” /&gt;</text:span></text:p>
            <text:p text:style-name="P2"><text:span text:style-name="T4"/></text:p>
            <text:p text:style-name="P2"><text:span text:style-name="T3"><text:s text:c="2"/></text:span><text:span text:style-name="T3">&lt;div class=”lift:Main.timestamp”&gt;</text:span></text:p>
            <text:p text:style-name="P2"><text:span text:style-name="T3"><text:s text:c="4"/></text:span><text:span text:style-name="T3">Welcome at &lt;span id=”time” /&gt;!</text:span></text:p>
            <text:p text:style-name="P2"><text:span text:style-name="T3"><text:s text:c="2"/></text:span><text:span text:style-name="T3">&lt;/div&gt;</text:span></text:p>
            <text:p text:style-name="P2"><text:span text:style-name="T4"/></text:p>
            <text:p text:style-name="P2"><text:span text:style-name="T3">&lt;/div&gt;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11.43cm" svg:height="6.528cm" svg:x="15.339cm" svg:y="4.086cm">
            <text:p text:style-name="P2"><text:span text:style-name="T1">header.html</text:span></text:p>
            <text:p text:style-name="P2"><text:span text:style-name="T1"/></text:p>
            <text:p text:style-name="P2"><text:span text:style-name="T5">&lt;div class=”...” /&gt;</text:span></text:p>
            <draw:enhanced-geometry svg:viewBox="0 0 21600 21600" draw:mirror-horizontal="false" draw:type="line-callout-2" draw:modifiers="-7582.95862129298 20610.8132945321 -3932.25439594086 10970.3783121458 -474.289213542122 1832.80747434523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" draw:text-style-name="P1" draw:layer="layout" svg:width="11.43cm" svg:height="7.341cm" svg:x="15.339cm" svg:y="11.162cm">
            <text:p text:style-name="P2"><text:span text:style-name="T1">Main.scala</text:span></text:p>
            <text:p text:style-name="P2"><text:span text:style-name="T1"/></text:p>
            <text:p text:style-name="P2"><text:span text:style-name="T5">import scala.xml._</text:span></text:p>
            <text:p text:style-name="P2"><text:span text:style-name="T5">import java.util.Date</text:span></text:p>
            <text:p text:style-name="P2"><text:span text:style-name="T5">class Main {</text:span></text:p>
            <text:p text:style-name="P2"><text:span text:style-name="T5"><text:s text:c="2"/></text:span><text:span text:style-name="T5">def timesstamp(xhtml : NodeSeq) = {</text:span></text:p>
            <text:p text:style-name="P2"><text:span text:style-name="T5"><text:s text:c="4"/></text:span><text:span text:style-name="T6">“</text:span><text:span text:style-name="T6">#time” #&gt; (new Date).toString</text:span></text:p>
            <text:p text:style-name="P2"><text:span text:style-name="T5"><text:s text:c="2"/></text:span><text:span text:style-name="T5">}</text:span></text:p>
            <text:p text:style-name="P2"><text:span text:style-name="T5">}</text:span></text:p>
            <draw:enhanced-geometry svg:viewBox="0 0 21600 21600" draw:mirror-horizontal="false" draw:type="line-callout-2" draw:modifiers="-6683.50975417724 2847.8343775538 -2696.45700288689 1712.23099972759 -474.289213542122 1632.79760283302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erek Chen-Becker</meta:initial-creator>
    <meta:creation-date>2011-04-22T10:03:27</meta:creation-date>
    <dc:date>2011-04-22T10:23:07</dc:date>
    <dc:creator>Derek Chen-Becker</dc:creator>
    <meta:editing-duration>PT4M19S</meta:editing-duration>
    <meta:editing-cycles>1</meta:editing-cycles>
    <meta:document-statistic meta:object-count="6"/>
    <meta:generator>LibreOffice/3.3$Unix LibreOffice_project/330m19$Build-202</meta:generator>
  </office:meta>
</office:document-meta>
</file>